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64.26mm"/>
    </style:style>
    <style:style style:name="co4" style:family="table-column">
      <style:table-column-properties fo:break-before="auto" style:column-width="84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fff200"/>
      <style:text-properties fo:color="#ce181e"/>
    </style:style>
    <style:style style:name="ce3" style:family="table-cell" style:parent-style-name="Default">
      <style:table-cell-properties fo:background-color="#ed1c24"/>
    </style:style>
    <style:style style:name="ce9" style:family="table-cell" style:parent-style-name="Default">
      <style:table-cell-properties fo:background-color="#fff200"/>
      <style:text-properties fo:color="#ed1c24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5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2mm" svg:height="4.66mm" svg:x="0mm" svg:y="311.57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4.65mm" svg:height="5.87mm" svg:x="0mm" svg:y="316.0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9.91mm" svg:height="5.87mm" svg:x="0.01mm" svg:y="636.69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2mm" svg:height="4.66mm" svg:x="22.57mm" svg:y="623.1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wer limi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Yf &lt; y</text:p>
          </table:table-cell>
          <table:table-cell office:value-type="string" calcext:value-type="string">
            <text:p>Yf = y</text:p>
          </table:table-cell>
          <table:table-cell office:value-type="string" calcext:value-type="string">
            <text:p>Mf &lt; m</text:p>
          </table:table-cell>
          <table:table-cell office:value-type="string" calcext:value-type="string">
            <text:p>Mf = m</text:p>
          </table:table-cell>
          <table:table-cell office:value-type="string" calcext:value-type="string">
            <text:p>Df &lt; d</text:p>
          </table:table-cell>
          <table:table-cell office:value-type="string" calcext:value-type="string">
            <text:p>Dd = d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axtermy</text:p>
          </table:table-cell>
          <table:table-cell office:value-type="string" calcext:value-type="string">
            <text:p>mintermy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A~B~C~D~E~F</text:p>
          </table:table-cell>
          <table:table-cell office:value-type="string" calcext:value-type="string">
            <text:p>A+B+C+D+E+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A~B~C~D~EF</text:p>
          </table:table-cell>
          <table:table-cell office:value-type="string" calcext:value-type="string">
            <text:p>A+B+C+D+E+~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A~B~C~DE~F</text:p>
          </table:table-cell>
          <table:table-cell office:value-type="string" calcext:value-type="string">
            <text:p>A+B+C+D+~E+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A~B~CD~E~F</text:p>
          </table:table-cell>
          <table:table-cell office:value-type="string" calcext:value-type="string">
            <text:p>A+B+C+~D+E+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A~B~CD~EF</text:p>
          </table:table-cell>
          <table:table-cell office:value-type="string" calcext:value-type="string">
            <text:p>A+B+C+~D+E+~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A~B~CDE~F</text:p>
          </table:table-cell>
          <table:table-cell office:value-type="string" calcext:value-type="string">
            <text:p>A+B+C+~D+~E+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AB~C~D~E~F</text:p>
          </table:table-cell>
          <table:table-cell office:value-type="string" calcext:value-type="string">
            <text:p>A+~B+C+D+E+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AB~C~D~EF</text:p>
          </table:table-cell>
          <table:table-cell office:value-type="string" calcext:value-type="string">
            <text:p>A+~B+C+D+E+~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AB~C~DE~F</text:p>
          </table:table-cell>
          <table:table-cell office:value-type="string" calcext:value-type="string">
            <text:p>A+~B+C+D+~E+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~AB~CD~E~F</text:p>
          </table:table-cell>
          <table:table-cell office:value-type="string" calcext:value-type="string">
            <text:p>A+~B+C+~D+E+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upper limi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Yf &gt; y</text:p>
          </table:table-cell>
          <table:table-cell office:value-type="string" calcext:value-type="string">
            <text:p>Yf = y</text:p>
          </table:table-cell>
          <table:table-cell office:value-type="string" calcext:value-type="string">
            <text:p>Mf &gt; m</text:p>
          </table:table-cell>
          <table:table-cell office:value-type="string" calcext:value-type="string">
            <text:p>Mf = m</text:p>
          </table:table-cell>
          <table:table-cell office:value-type="string" calcext:value-type="string">
            <text:p>Df &gt; d</text:p>
          </table:table-cell>
          <table:table-cell office:value-type="string" calcext:value-type="string">
            <text:p>Dd = d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~AB~CD~EF</text:p>
          </table:table-cell>
          <table:table-cell table:style-name="ce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~AB~CDE~F</text:p>
          </table:table-cell>
          <table:table-cell table:style-name="ce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~ABC~D~E~F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~ABC~D~EF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~ABC~DE~F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A~B~CD~EF</text:p>
          </table:table-cell>
          <table:table-cell table:style-name="ce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A~B~CDE~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A~BC~D~E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A~BC~DE~F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akázaný stav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09:07:47.451527139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38:49.836915782</meta:creation-date>
    <dc:date>2019-02-27T15:13:11.409871249</dc:date>
    <meta:editing-duration>PT49M46S</meta:editing-duration>
    <meta:editing-cycles>7</meta:editing-cycles>
    <meta:generator>LibreOffice/6.0.7.3$Linux_X86_64 LibreOffice_project/00m0$Build-3</meta:generator>
    <meta:document-statistic meta:table-count="1" meta:cell-count="1159" meta:object-count="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sub>
          <mi>F</mi>
          <mi>i</mi>
        </msub>
        <mo stretchy="false">=</mo>
        <mrow>
          <mo stretchy="false">∑</mo>
          <mo stretchy="false">{</mo>
        </mrow>
      </mrow>
      <mn>21,22,25,37,38,41,42</mn>
      <mo stretchy="false">}</mo>
    </mrow>
    <annotation encoding="StarMath 5.0">F_i = sum\{ 21,22,25,37,38,41,42 \}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row>
        <msub>
          <mi>F</mi>
          <mi>i</mi>
        </msub>
        <mo stretchy="false">=</mo>
        <mrow>
          <mo stretchy="false">∑</mo>
          <mo stretchy="false">{</mo>
        </mrow>
      </mrow>
      <mn>22,25,37,38,41,</mn>
      <mn>42</mn>
      <mo stretchy="false">}</mo>
    </mrow>
    <annotation encoding="StarMath 5.0">F_i = sum\{ 22,25,37,38,41, 42 \}</annotation>
  </semantics>
</math>
</file>